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37.1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Plus rien ne m'étonne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Didier Awadi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Quitte le pouvoi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Saramba Kouyate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ou May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Tonton d'Americ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Démé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Ça va faire ma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Ku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Tiken Jah Fakoly feat. Mouss &amp; Hakim</text:p>
          </table:table-cell>
          <table:table-cell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Où veux-tu que j'aill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L'Afrique doit du fri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Imadjigu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Tiken Jah Fakoly</text:p>
          </table:table-cell>
          <table:table-cell office:value-type="string" calcext:value-type="string">
            <text:p>Coup de gueule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ken Jah Fako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up de gueu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2:40:47.586633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22:43:28.805719506</dc:date>
    <dc:creator>Raphael </dc:creator>
    <meta:editing-duration>PT2H54M2S</meta:editing-duration>
    <meta:editing-cycles>26</meta:editing-cycles>
    <meta:document-statistic meta:table-count="23" meta:cell-count="8043" meta:object-count="0"/>
  </office:meta>
</office:document-meta>
</file>